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/>
      <style:text-properties fo:color="#5b9bd5" fo:font-size="10pt" officeooo:rsid="00102151" officeooo:paragraph-rsid="00102151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02151" officeooo:paragraph-rsid="00102151" style:font-size-asian="24pt" style:font-size-complex="24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List_20_Paragraph" style:list-style-name="WWNum1">
      <style:text-properties fo:font-size="12pt" style:font-size-asian="12pt" style:font-size-complex="12pt"/>
    </style:style>
    <style:style style:name="P7" style:family="paragraph" style:parent-style-name="List_20_Paragraph" style:list-style-name="WWNum1">
      <style:text-properties fo:font-size="12pt" officeooo:paragraph-rsid="001402e4" style:font-size-asian="12pt" style:font-size-complex="12pt"/>
    </style:style>
    <style:style style:name="P8" style:family="paragraph" style:parent-style-name="List_20_Paragraph" style:list-style-name="WWNum1">
      <style:text-properties fo:font-size="12pt" officeooo:rsid="0010a0a8" officeooo:paragraph-rsid="0010a0a8" style:font-size-asian="12pt" style:font-size-complex="12pt"/>
    </style:style>
    <style:style style:name="P9" style:family="paragraph" style:parent-style-name="List_20_Paragraph" style:list-style-name="WWNum3">
      <style:text-properties fo:font-size="12pt" officeooo:rsid="0011c3da" officeooo:paragraph-rsid="0011c3da" style:font-size-asian="12pt" style:font-size-complex="12pt"/>
    </style:style>
    <style:style style:name="P10" style:family="paragraph" style:parent-style-name="List_20_Paragraph" style:list-style-name="WWNum3">
      <style:text-properties fo:font-size="12pt" style:font-size-asian="12pt" style:font-size-complex="12pt"/>
    </style:style>
    <style:style style:name="P11" style:family="paragraph" style:parent-style-name="List_20_Paragraph" style:list-style-name="WWNum1">
      <style:text-properties fo:font-size="12pt" officeooo:rsid="001402e4" officeooo:paragraph-rsid="001402e4" style:font-size-asian="12pt" style:font-size-complex="12pt"/>
    </style:style>
    <style:style style:name="P12" style:family="paragraph" style:parent-style-name="List_20_Paragraph" style:list-style-name="WWNum1">
      <style:text-properties fo:font-size="12pt" officeooo:rsid="00144d15" officeooo:paragraph-rsid="00144d15" style:font-size-asian="12pt" style:font-size-complex="12pt"/>
    </style:style>
    <style:style style:name="P13" style:family="paragraph" style:parent-style-name="Standard">
      <style:text-properties fo:font-size="18pt" officeooo:rsid="00128cb0" style:font-size-asian="18pt" style:font-size-complex="18pt"/>
    </style:style>
    <style:style style:name="P14" style:family="paragraph" style:parent-style-name="Standard">
      <style:text-properties fo:font-size="18pt" officeooo:rsid="00138a61" officeooo:paragraph-rsid="0015947d" style:font-size-asian="18pt" style:font-size-complex="18pt"/>
    </style:style>
    <style:style style:name="P15" style:family="paragraph" style:parent-style-name="Standard">
      <style:text-properties fo:font-size="14pt" officeooo:rsid="00128cb0" style:font-size-asian="14pt" style:font-size-complex="14pt"/>
    </style:style>
    <style:style style:name="P16" style:family="paragraph" style:parent-style-name="Standard">
      <style:text-properties fo:font-size="14pt" officeooo:rsid="0014e842" officeooo:paragraph-rsid="0014e842" style:font-size-asian="14pt" style:font-size-complex="14pt"/>
    </style:style>
    <style:style style:name="P17" style:family="paragraph" style:parent-style-name="Standard">
      <style:text-properties fo:font-size="14pt" officeooo:rsid="0015947d" officeooo:paragraph-rsid="0015947d" style:font-size-asian="14pt" style:font-size-complex="14pt"/>
    </style:style>
    <style:style style:name="P18" style:family="paragraph" style:parent-style-name="Standard">
      <style:text-properties fo:font-size="20pt" officeooo:rsid="00179cb2" style:font-size-asian="20pt" style:font-size-complex="20pt"/>
    </style:style>
    <style:style style:name="P19" style:family="paragraph" style:parent-style-name="Standard">
      <style:text-properties fo:font-size="20pt" officeooo:rsid="00179cb2" officeooo:paragraph-rsid="00179cb2" style:font-size-asian="20pt" style:font-size-complex="20pt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c3da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28cb0" style:font-size-asian="18pt" style:font-size-complex="18pt"/>
    </style:style>
    <style:style style:name="T5" style:family="text">
      <style:text-properties fo:font-size="18pt" officeooo:rsid="00138a61" style:font-size-asian="18pt" style:font-size-complex="18pt"/>
    </style:style>
    <style:style style:name="T6" style:family="text">
      <style:text-properties officeooo:rsid="00102350"/>
    </style:style>
    <style:style style:name="T7" style:family="text">
      <style:text-properties officeooo:rsid="001402e4"/>
    </style:style>
    <style:style style:name="T8" style:family="text">
      <style:text-properties fo:font-size="16pt" officeooo:rsid="0014e842" style:font-size-asian="14pt" style:font-size-complex="16pt"/>
    </style:style>
    <style:style style:name="T9" style:family="text">
      <style:text-properties officeooo:rsid="0014e842"/>
    </style:style>
    <style:style style:name="T10" style:family="text">
      <style:text-properties officeooo:rsid="00173668"/>
    </style:style>
    <style:style style:name="T11" style:family="text">
      <style:text-properties officeooo:rsid="001919bc"/>
    </style:style>
    <style:style style:name="gr1" style:family="graphic">
      <style:graphic-properties draw:stroke="solid" svg:stroke-width="0.044cm" svg:stroke-color="#747070" draw:stroke-linejoin="round" draw:fill="none" draw:textarea-horizontal-align="center" draw:textarea-vertical-align="middle" fo:padding-top="0.021cm" fo:padding-bottom="0.021cm" fo:padding-left="0.021cm" fo:padding-right="0.021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éalité virtuelle</text:p>
      <text:p text:style-name="P2">Kinect-Pain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I - Autorisation de publication </text:p>
      <text:p text:style-name="Standard"/>
      <text:p text:style-name="Standard"/>
      <text:p text:style-name="P4">Nous autorisons la diffusions de ce rapport sur l’intranet de l’Institut Universitaire et Technologique de l’Université d’Auverg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II - Remerciements</text:p>
      <text:p text:style-name="Standard"/>
      <text:p text:style-name="P4">Nous tenons à remercier no<text:span text:style-name="T6">tre </text:span>tuteur Mr. <text:span text:style-name="T6">Chevaldonné</text:span> pour toute l’aide qu’il nous <text:span text:style-name="T6">a </text:span>apporté mais aussi pour les différents conseils qu’il <text:span text:style-name="T6">a</text:span> pu nous donn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III - Sommaire</text:p>
      <text:p text:style-name="Standard"/>
      <text:p text:style-name="Standard"/>
      <text:list xml:id="list5648776580875399621" text:style-name="WWNum1">
        <text:list-item>
          <text:p text:style-name="P6">Autorisation de publication </text:p>
        </text:list-item>
        <text:list-item>
          <text:p text:style-name="P6">Remerciements</text:p>
        </text:list-item>
        <text:list-item>
          <text:p text:style-name="P6">Sommaire</text:p>
        </text:list-item>
        <text:list-item>
          <text:p text:style-name="P6">Introduction </text:p>
          <text:list>
            <text:list-item>
              <text:p text:style-name="P6">Présentation du projet</text:p>
            </text:list-item>
            <text:list-item>
              <text:p text:style-name="P6">Présentation de l’équipe</text:p>
            </text:list-item>
          </text:list>
        </text:list-item>
        <text:list-item>
          <text:p text:style-name="P6">Développement</text:p>
          <text:list>
            <text:list-item>
              <text:p text:style-name="P8">Helix</text:p>
              <text:p text:style-name="P11">1. Viewport 3D</text:p>
              <text:p text:style-name="P11">2. Skeleton</text:p>
              <text:p text:style-name="P11">3. Camera</text:p>
            </text:list-item>
            <text:list-item>
              <text:p text:style-name="P8">Posture</text:p>
              <text:p text:style-name="P12">1. Gestion d'une posture</text:p>
              <text:p text:style-name="P12">2. Main fermée ?</text:p>
            </text:list-item>
            <text:list-item>
              <text:p text:style-name="P8">Dessin</text:p>
              <text:p text:style-name="P11">1. Type de trait</text:p>
              <text:p text:style-name="P7"><text:span text:style-name="T7">2. Points et lignes</text:span></text:p>
            </text:list-item>
          </text:list>
        </text:list-item>
        <text:list-item>
          <text:p text:style-name="P6">Conclusion</text:p>
        </text:list-item>
        <text:list-item>
          <text:p text:style-name="P6">Lexique</text:p>
        </text:list-item>
        <text:list-item>
          <text:p text:style-name="P6">Annexe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IV - Introduction</text:p>
      <text:p text:style-name="Standard"/>
      <text:p text:style-name="Standard"><text:tab/><text:span text:style-name="T3">A. Présentation du Projet </text:span></text:p>
      <text:p text:style-name="Standard"/>
      <text:p text:style-name="Standard"/>
      <text:p text:style-name="Standard"><text:tab/><text:span text:style-name="T3">B. Présentation de l’équipe</text:span></text:p>
      <text:p text:style-name="Standard"/>
      <text:p text:style-name="Standard"><text:tab/><text:span text:style-name="T1">Pour réaliser ce projet, nous étions une équipe de </text:span><text:span text:style-name="T2">3</text:span><text:span text:style-name="T1"> personnes, </text:span><text:span text:style-name="T2">deux étant</text:span><text:span text:style-name="T1"> issues de la filière SI </text:span><text:span text:style-name="T2">et une issue de la filière GI </text:span><text:span text:style-name="T1">du DUT informatique de l’Université d’Auvergne. Cette équipe était composé de: </text:span></text:p>
      <text:list xml:id="list3838555141816670642" text:style-name="WWNum3">
        <text:list-item>
          <text:p text:style-name="P9">CHAMBERLAND Grégoire</text:p>
        </text:list-item>
        <text:list-item>
          <text:p text:style-name="P9">DUCROS Alix</text:p>
        </text:list-item>
        <text:list-item>
          <text:p text:style-name="P10">DUFOUR Mathieu<text:tab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. Developpement</text:p>
      <text:p text:style-name="Standard"><text:soft-page-break/><text:span text:style-name="T3">A. </text:span><text:bookmark text:name="_GoBack"/><text:span text:style-name="T4">Helix</text:span></text:p>
      <text:p text:style-name="P15"><text:span text:style-name="T9">1. Viewport 3D</text:span></text:p>
      <text:p text:style-name="P15"><text:span text:style-name="T9"><text:tab/><text:tab/></text:span></text:p>
      <text:p text:style-name="P15"><text:span text:style-name="T9">2. Skeleton</text:span></text:p>
      <text:p text:style-name="P15"/>
      <text:p text:style-name="P16"><text:span text:style-name="T9">3. </text:span>Camera</text:p>
      <text:p text:style-name="P13"><text:span text:style-name="T8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pan text:style-name="T5">B. Posture</text:span></text:p>
      <text:p text:style-name="P17"><text:soft-page-break/>1. Gestion d'une posture</text:p>
      <text:p text:style-name="P17"/>
      <text:p text:style-name="P17">2. Main fermée ?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C. Dessin</text:p>
      <text:p text:style-name="P17"><text:soft-page-break/>1. Type de trait</text:p>
      <text:p text:style-name="P17"/>
      <text:p text:style-name="P17">2. Point<text:span text:style-name="T10">s</text:span> et <text:span text:style-name="T10">l</text:span>ig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9"/>
      <text:p text:style-name="P19"><text:soft-page-break/>VI. Conclusion</text:p>
      <text:p text:style-name="P19"/>
      <text:p text:style-name="P19">VII. <text:span text:style-name="T11">Lexique</text:span></text:p>
      <text:p text:style-name="P19"/>
      <text:p text:style-name="P19"><text:span text:style-name="T11">VII</text:span>. Ann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75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0%"/>
      <style:text-properties fo:color="#5b9bd5" fo:font-size="10pt" officeooo:rsid="00102151" officeooo:paragraph-rsid="00102151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solid" svg:stroke-width="0.044cm" svg:stroke-color="#747070" draw:stroke-linejoin="round" draw:fill="none" draw:textarea-horizontal-align="center" draw:textarea-vertical-align="middle" fo:padding-top="0.021cm" fo:padding-bottom="0.021cm" fo:padding-left="0.021cm" fo:padding-right="0.021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rect text:anchor-type="paragraph" draw:z-index="9" draw:name="Rectangle 222" draw:style-name="Mgr1" draw:text-style-name="MP2" svg:width="20.314cm" svg:height="28.567cm" svg:x="0.344cm" svg:y="0.566cm"><text:p/></draw:rect>Kinect-Painter</text:p>
        <text:p text:style-name="Header"/>
      </style:header>
      <style:footer>
        <text:p text:style-name="MP3">Année 2013-2014 <text:s text:c="30"/>IUT d’Auvergne<text:tab/><text:tab/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MSBYOD</dc:title>
    <meta:initial-creator>bibisson</meta:initial-creator>
    <meta:editing-cycles>23</meta:editing-cycles>
    <meta:creation-date>2014-02-24T21:31:00</meta:creation-date>
    <dc:date>2014-03-04T11:37:41.739000000</dc:date>
    <meta:editing-duration>PT10M46S</meta:editing-duration>
    <meta:generator>LibreOffice/4.1.4.2$Windows_x86 LibreOffice_project/0a0440ccc0227ad9829de5f46be37cfb6edcf72</meta:generator>
    <meta:document-statistic meta:table-count="0" meta:image-count="0" meta:object-count="0" meta:page-count="10" meta:paragraph-count="51" meta:word-count="211" meta:character-count="1288" meta:non-whitespace-character-count="1101"/>
    <meta:user-defined meta:name="AppVersion">15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